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</office:automatic-styles>
  <office:body>
    <office:spreadsheet>
      <table:table table:name="R_Func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QUISITOS FUNCIONALES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F-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-0021</text:p>
          </table:table-cell>
          <table:table-cell table:number-columns-repeated="1023"/>
        </table:table-row>
      </table:table>
      <table:table table:name="Casos_uso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ASOS DE USO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-001</text:p>
          </table:table-cell>
          <table:table-cell office:value-type="string" calcext:value-type="string">
            <text:p>Iniciar sesi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-002</text:p>
          </table:table-cell>
          <table:table-cell office:value-type="string" calcext:value-type="string">
            <text:p>Registrar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-003</text:p>
          </table:table-cell>
          <table:table-cell office:value-type="string" calcext:value-type="string">
            <text:p>Realizar cuestiona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-004</text:p>
          </table:table-cell>
          <table:table-cell office:value-type="string" calcext:value-type="string">
            <text:p>Consultar result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-005</text:p>
          </table:table-cell>
          <table:table-cell office:value-type="string" calcext:value-type="string">
            <text:p>Contactar psicólo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-006</text:p>
          </table:table-cell>
          <table:table-cell office:value-type="string" calcext:value-type="string">
            <text:p>Modificar informaci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-007</text:p>
          </table:table-cell>
          <table:table-cell office:value-type="string" calcext:value-type="string">
            <text:p>Valorar psicólo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-008</text:p>
          </table:table-cell>
          <table:table-cell office:value-type="string" calcext:value-type="string">
            <text:p>Filtrar resultados cuestiona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-009</text:p>
          </table:table-cell>
          <table:table-cell office:value-type="string" calcext:value-type="string">
            <text:p>Consultar perfil psicólogo</text:p>
          </table:table-cell>
          <table:table-cell table:number-columns-repeated="1022"/>
        </table:table-row>
      </table:table>
      <table:table table:name="R_Info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QUISITOS DE INFORMACIÓN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-001</text:p>
          </table:table-cell>
          <table:table-cell office:value-type="string" calcext:value-type="string">
            <text:p>Pac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-002</text:p>
          </table:table-cell>
          <table:table-cell office:value-type="string" calcext:value-type="string">
            <text:p>Psicólo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-003</text:p>
          </table:table-cell>
          <table:table-cell office:value-type="string" calcext:value-type="string">
            <text:p>Patología</text:p>
          </table:table-cell>
          <table:table-cell table:number-columns-repeated="1022"/>
        </table:table-row>
      </table:table>
      <table:table table:name="R_No_Func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QUISITOS NO FUNCIONALES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NF-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F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F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F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F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F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F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F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F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F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F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F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F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F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F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F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F0015</text:p>
          </table:table-cell>
          <table:table-cell table:number-columns-repeated="1023"/>
        </table:table-row>
      </table:table>
      <table:table table:name="TODOS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REQUISITOS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estión de usuarios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 calcext:value-type="string">
            <text:p>Acceso pacien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ro 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ja pacien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ificación de los datos de pacient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uestionario/Emparejamiento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 calcext:value-type="string">
            <text:p>Especificación de los síntomas por parte del pacien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signación de la patología al pacien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signación del psicólogo al paciente en base a la patologí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ltrado de los resultados en base a distintos criterios (como las características geográficas, precio, seguro...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isualización de resultados del cuestionari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municación/Valoraciones/Comentarios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 calcext:value-type="string">
            <text:p>Contacto del paciente con el psicólog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aloración del psicólogo por parte del pacien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quisitos no funcionales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 calcext:value-type="string">
            <text:p>Encriptado de dat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iempo de respuesta de asginación: Máximo 30 segundo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08:17:17.406722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10:19.781443096</meta:creation-date>
    <meta:generator>LibreOffice/4.2.8.2$Linux_X86_64 LibreOffice_project/420m0$Build-2</meta:generator>
    <dc:date>2017-11-27T09:37:53.288107440</dc:date>
    <meta:editing-duration>PT2H5M30S</meta:editing-duration>
    <meta:editing-cycles>5</meta:editing-cycles>
    <meta:document-statistic meta:table-count="5" meta:cell-count="84" meta:object-count="0"/>
  </office:meta>
</office:document-meta>
</file>